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P</mi>
      <mi>'</mi>
      <mi>'</mi>
      <mrow>
        <mo stretchy="false">(</mo>
        <mrow>
          <mo stretchy="false">ρ</mo>
        </mrow>
        <mo stretchy="false">)</mo>
      </mrow>
      <mrow>
        <mi/>
        <mo stretchy="false">+</mo>
        <mi/>
      </mrow>
      <mn>2</mn>
      <mi>P</mi>
      <mi>'</mi>
      <mrow>
        <mo stretchy="false">(</mo>
        <mrow>
          <mo stretchy="false">ρ</mo>
        </mrow>
        <mo stretchy="false">)</mo>
      </mrow>
      <mi/>
      <mfenced open="(" close=")">
        <mrow>
          <mfrac>
            <mrow>
              <mi>l</mi>
              <mrow>
                <mi/>
                <mo stretchy="false">+</mo>
                <mi/>
              </mrow>
              <mn>1</mn>
            </mrow>
            <mo stretchy="false">ρ</mo>
          </mfrac>
          <mrow>
            <mi/>
            <mo stretchy="false">−</mo>
            <mi/>
          </mrow>
          <mo stretchy="false">η</mo>
        </mrow>
      </mfenced>
      <mrow>
        <mi/>
        <mo stretchy="false">+</mo>
        <mi/>
      </mrow>
      <mi>P</mi>
      <mrow>
        <mo stretchy="false">(</mo>
        <mrow>
          <mo stretchy="false">ρ</mo>
        </mrow>
        <mo stretchy="false">)</mo>
      </mrow>
      <mi/>
      <mfrac>
        <mn>2</mn>
        <mo stretchy="false">ρ</mo>
      </mfrac>
      <mi/>
      <mfenced open="[" close="]">
        <mrow>
          <mn>1</mn>
          <mrow>
            <mi/>
            <mo stretchy="false">−</mo>
            <mi/>
          </mrow>
          <mo stretchy="false">η</mo>
          <mi/>
          <mrow>
            <mo stretchy="false">(</mo>
            <mrow>
              <mi>l</mi>
              <mrow>
                <mi/>
                <mo stretchy="false">+</mo>
                <mi/>
              </mrow>
              <mn>1</mn>
            </mrow>
            <mo stretchy="false">)</mo>
          </mrow>
        </mrow>
      </mfenced>
      <mrow>
        <mi/>
        <mo stretchy="false">=</mo>
        <mi/>
      </mrow>
      <mn>0</mn>
    </mrow>
    <annotation encoding="StarMath 5.0">P '' (%irho) ~+~ 2 P ' (%irho) ` 
left ( 
 {l ~+~ 1} over %irho ~-~ %ieta 
right ) ~+~ P (%irho) ` 2 over %irho ` 
left [ 
 1 ~-~ %ieta ` (l ~+~ 1) 
right ] ~=~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11:30:31.888000000</meta:creation-date>
    <meta:generator>LibreOffice/4.1.4.2$Windows_x86 LibreOffice_project/0a0440ccc0227ad9829de5f46be37cfb6edcf72</meta:generator>
  </office:meta>
</office:document-meta>
</file>